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 officeooo:paragraph-rsid="001db35c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 officeooo:rsid="001db35c" officeooo:paragraph-rsid="001db35c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officeooo:paragraph-rsid="001db35c"/>
    </style:style>
    <style:style style:name="P6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db35c"/>
    </style:style>
    <style:style style:name="T3" style:family="text">
      <style:text-properties officeooo:rsid="001db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de Procedimientos con Bucles.</text:p>
      <text:p text:style-name="P6"/>
      <text:p text:style-name="P6"/>
      <text:p text:style-name="P1">-- 1. <text:s/>Escribir un procedimiento que reciba dos n<text:span text:style-name="T3">ú</text:span>meros y visualice su suma.</text:p>
      <text:p text:style-name="P4"><text:s/></text:p>
      <text:p text:style-name="P4"><text:span text:style-name="T1">/* 2. Utilizando el comando IF, crea un procedimiento 'siDivisible' que reciba 2 n</text:span><text:span text:style-name="T2">ú</text:span><text:span text:style-name="T1">meros y muestre s</text:span><text:span text:style-name="T2">Í</text:span><text:span text:style-name="T1"> el primero es divisible por el segundo. </text:span></text:p>
      <text:p text:style-name="P5"><text:span text:style-name="T1">Por ejemplo, si introducimos los n</text:span><text:span text:style-name="T2">ú</text:span><text:span text:style-name="T1">meros 4 y 2. El procedimiento deber</text:span><text:span text:style-name="T2">á</text:span><text:span text:style-name="T1"> mostrar el <text:s/>mensaje: 4 es divisible por 2. </text:span></text:p>
      <text:p text:style-name="P1">*/</text:p>
      <text:p text:style-name="P4"><text:s text:c="4"/></text:p>
      <text:p text:style-name="P4"><text:span text:style-name="T1">/* 3. Utilizando el comando CASE, crear un procedimiento 'notasPrimaria' que reciba dos par</text:span><text:span text:style-name="T2">á</text:span><text:span text:style-name="T1">metros: p_Numero (nota de un alumno) y p_Nombre (nombre del alumno). El procedimiento deber</text:span><text:span text:style-name="T2">á</text:span><text:span text:style-name="T1"> mostrar un mensaje con el siguiente formato y seg</text:span><text:span text:style-name="T2">ú</text:span><text:span text:style-name="T1">n el siguiente baremo:</text:span></text:p>
      <text:p text:style-name="P5"><text:s text:c="8"/><text:span text:style-name="T1">- si la nota est</text:span><text:span text:style-name="T2">á</text:span><text:span text:style-name="T1"> entre 9 y 10, deber</text:span><text:span text:style-name="T2">á</text:span><text:span text:style-name="T1"> mostrar ‘el alumno [nombre] tiene <text:tab/> <text:s/>un Sobresaliente</text:span><text:span text:style-name="T2">’</text:span><text:span text:style-name="T1">.</text:span></text:p>
      <text:p text:style-name="P5"><text:s text:c="8"/><text:span text:style-name="T1">- si la nota est</text:span><text:span text:style-name="T2">á</text:span><text:span text:style-name="T1"> entre 7 y 8, deber</text:span><text:span text:style-name="T2">á</text:span><text:span text:style-name="T1"> mostrar ‘el alumno [nombre] <text:tab/> <text:tab/> <text:s/>tiene un Notable‘.</text:span></text:p>
      <text:p text:style-name="P5"><text:s text:c="8"/><text:span text:style-name="T1">- si la nota es un 6, deber</text:span><text:span text:style-name="T2">á</text:span><text:span text:style-name="T1"> mostrar</text:span><text:span text:style-name="T2">á ‘</text:span><text:span text:style-name="T1">el alumno [nombre] tiene un <text:tab/> <text:s/><text:tab/> <text:s/>Bien‘.</text:span></text:p>
      <text:p text:style-name="P5"><text:s text:c="8"/><text:span text:style-name="T1">- si la nota es un 5, deber</text:span><text:span text:style-name="T2">á</text:span><text:span text:style-name="T1"> mostrar ‘el alumno [nombre] tiene un <text:tab/> <text:tab/> <text:s/>Suficiente‘.</text:span></text:p>
      <text:p text:style-name="P5"><text:s text:c="8"/><text:span text:style-name="T1">- si la nota es menor que 5, deber</text:span><text:span text:style-name="T2">á</text:span><text:span text:style-name="T1"> mostrar ‘el alumno [nombre] tiene un <text:tab/> <text:s/>Insuficiente‘.</text:span></text:p>
      <text:p text:style-name="P1">*/</text:p>
      <text:p text:style-name="P4"><text:s/></text:p>
      <text:p text:style-name="P4"><text:s/></text:p>
      <text:p text:style-name="P6"/>
      <text:p text:style-name="P4"><text:span text:style-name="T1">/* 4. Utilizando un bucle, crea un procedimiento que muestre la suma de los n</text:span><text:span text:style-name="T2">ú</text:span><text:span text:style-name="T1">meros pares comprendidos entre 100 y 90 (100-98-96-94-92-90). */</text:span></text:p>
      <text:p text:style-name="P6"/>
      <text:p text:style-name="P6"/>
      <text:p text:style-name="P1">/* 5. Utilizando un bucle WHILE, crea un procedimiento que muestre </text:p>
      <text:p text:style-name="P5"><text:s text:c="3"/><text:span text:style-name="T1">la suma de los 100 primeros n‘meros naturales (1-2-............-99-100). */</text:span></text:p>
      <text:p text:style-name="P4"><text:s text:c="3"/></text:p>
      <text:p text:style-name="P6"/>
      <text:p text:style-name="P5"><text:span text:style-name="T1">/* 7. Crear un procedimiento ‘operacionesAritm</text:span><text:span text:style-name="T2">é</text:span><text:span text:style-name="T1">ticas’, que reciba 2 n</text:span><text:span text:style-name="T2">ú</text:span><text:span text:style-name="T1">meros enteros o decimalesy que muestre la suma, resta, producto y divisi</text:span><text:span text:style-name="T2">ó</text:span><text:span text:style-name="T1">n de dichos n</text:span><text:span text:style-name="T2">ú</text:span><text:span text:style-name="T1">meros.*/</text:span></text:p>
      <text:p text:style-name="P4"><text:s/></text:p>
      <text:p text:style-name="P6"/>
      <text:p text:style-name="P2">/* 8. Crear un procedimiento 'primeros20Impares' que muestre los 20 primeros n<text:span text:style-name="T3">ú</text:span>meros impares.*/</text:p>
      <text:p text:style-name="P4"><text:s/></text:p>
      <text:p text:style-name="P5"><text:span text:style-name="T1">/* 9. Modifica el procedimiento anterior para que muestre los 20 n</text:span><text:span text:style-name="T2">ú</text:span><text:span text:style-name="T1">meros impares que sigan al n</text:span><text:span text:style-name="T2">ú</text:span><text:span text:style-name="T1">mero que se indique como par</text:span><text:span text:style-name="T2">á</text:span><text:span text:style-name="T1">metro*/</text:span></text:p>
      <text:p text:style-name="P4"><text:s text:c="4"/></text:p>
      <text:p text:style-name="P6"/>
      <text:p text:style-name="P4"><text:span text:style-name="T1">/* 10. Crear un procedimiento 'fechaLarga' que reciba una fecha (dd-mm-aaaa) y muestra la fecha en formato largo. Por ejemplo: 31-10-2014 deber</text:span><text:span text:style-name="T2">á</text:span><text:span text:style-name="T1"> mostrar: Viernes, 31 de Octubre de 2014 */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8T17:21:33.283000000</meta:creation-date>
    <dc:date>2023-05-08T17:28:55.502000000</dc:date>
    <meta:editing-duration>PT7M22S</meta:editing-duration>
    <meta:editing-cycles>1</meta:editing-cycles>
    <meta:document-statistic meta:table-count="0" meta:image-count="0" meta:object-count="0" meta:page-count="1" meta:paragraph-count="27" meta:word-count="316" meta:character-count="1991" meta:non-whitespace-character-count="1608"/>
    <meta:generator>LibreOffice/7.2.5.2$Windows_X86_64 LibreOffice_project/499f9727c189e6ef3471021d6132d4c694f357e5</meta:generator>
  </office:meta>
</office:document-meta>
</file>